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arrollo:</text:p>
      <text:p text:style-name="Standard"/>
      <text:p text:style-name="Standard">El desarrollo de este trabajo se dividió en 3 partes: una implementación preliminar en lenguaje C, la implementación en lenguaje ensamblador cuyo desarrollo se basó en la versión de C, y la versión definitiva que contiene agregados y arreglos diversos.</text:p>
      <text:p text:style-name="Standard"/>
      <text:list text:style-name="L1">
        <text:list-item>
          <text:p text:style-name="P1">Implementación preliminar en lenguaje C</text:p>
          <text:p text:style-name="P2">Esta versión buscaba implementar todas las funciones requeridas en lenguaje de alto nivel para luego utilizarla como guía para escribir el código en <text:span text:style-name="T1">assembler. </text:span><text:span text:style-name="T2">Una vez escrito el código en C que cumplía los objetivos, se aprovechó para ir reemplazando función a función con código ensamblador. Esto nos permitió probar la correctitud de las funciones reemplazantes ya que debían igualar el comportamiento de las funciones reemplazadas. Finalmente, todo el código en C fue cambiado por sus respectivas versiones en </text:span><text:span text:style-name="T1">assembler </text:span><text:span text:style-name="T2">a excepción del main.c el cual contiene todas las llamadas y la interfaz con el usuario. </text:span></text:p>
          <text:p text:style-name="P2"><text:span text:style-name="T2"/></text:p>
        </text:list-item>
        <text:list-item>
          <text:p text:style-name="P2"><text:span text:style-name="T2">Implementación en lenguaje ensamblador</text:span></text:p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9-30T19:05:37</meta:creation-date>
    <dc:date>2009-09-30T19:27:36</dc:date>
    <meta:editing-cycles>1</meta:editing-cycles>
    <meta:editing-duration>PT22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5" meta:word-count="146" meta:character-count="953"/>
  </office:meta>
</office:document-meta>
</file>